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8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bPoints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ar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violet;rouge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rouge;2;orange;3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gal</text:p>
          </table:table-cell>
          <table:table-cell office:value-type="string" calcext:value-type="string">
            <text:p>violet;orange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gal</text:p>
          </table:table-cell>
          <table:table-cell office:value-type="string" calcext:value-type="string">
            <text:p>vert;rouge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violet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rouge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rouge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rouge;orange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orange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ver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gal</text:p>
          </table:table-cell>
          <table:table-cell office:value-type="string" calcext:value-type="string">
            <text:p>orange;jaun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violet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gal</text:p>
          </table:table-cell>
          <table:table-cell office:value-type="string" calcext:value-type="string">
            <text:p>vert;jaun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violet;vert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jaune;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orange;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gal</text:p>
          </table:table-cell>
          <table:table-cell office:value-type="string" calcext:value-type="string">
            <text:p>rouge;orang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jaun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orange;jaun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vert;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violet;1;vert;1;rouge;1;orange;1;jaune;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jaun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vert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gal</text:p>
          </table:table-cell>
          <table:table-cell office:value-type="string" calcext:value-type="string">
            <text:p>vert;orange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vert;2;rouge;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ert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rouge;jaun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violet;2;vert;2;rouge;2;orange;2;jaune;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rouge;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gal</text:p>
          </table:table-cell>
          <table:table-cell office:value-type="string" calcext:value-type="string">
            <text:p>violet;vert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orang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violet;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iolet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jaune;3;orange;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vert;roug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violet;jaune</text:p>
          </table:table-cell>
        </table:table-row>
      </table:table>
      <table:named-expressions/>
      <table:database-ranges>
        <table:database-range table:name="__Anonymous_Sheet_DB__0" table:target-range-address="Sheet1.A1:Sheet1.D3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5:53:11.758252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1T12:05:58.964772089</meta:creation-date>
    <dc:date>2023-01-04T16:14:33.203017044</dc:date>
    <meta:editing-duration>PT28M7S</meta:editing-duration>
    <meta:editing-cycles>6</meta:editing-cycles>
    <meta:generator>LibreOffice/6.4.7.2$Linux_X86_64 LibreOffice_project/40$Build-2</meta:generator>
    <meta:document-statistic meta:table-count="1" meta:cell-count="148" meta:object-count="0"/>
  </office:meta>
</office:document-meta>
</file>